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5ad0" officeooo:paragraph-rsid="00045ad0"/>
    </style:style>
    <style:style style:name="P2" style:family="paragraph" style:parent-style-name="Standard">
      <style:text-properties officeooo:rsid="0006986e" officeooo:paragraph-rsid="0006986e"/>
    </style:style>
    <style:style style:name="P3" style:family="paragraph" style:parent-style-name="Standard">
      <style:text-properties fo:font-weight="bold" officeooo:rsid="0005ad6e" officeooo:paragraph-rsid="0005ad6e" style:font-weight-asian="bold" style:font-weight-complex="bold"/>
    </style:style>
    <style:style style:name="P4" style:family="paragraph" style:parent-style-name="Standard">
      <style:text-properties officeooo:rsid="0008860e" officeooo:paragraph-rsid="0008860e"/>
    </style:style>
    <style:style style:name="P5" style:family="paragraph" style:parent-style-name="Standard">
      <style:text-properties officeooo:rsid="0009a1ac" officeooo:paragraph-rsid="0009a1ac"/>
    </style:style>
    <style:style style:name="P6" style:family="paragraph" style:parent-style-name="Standard">
      <style:text-properties officeooo:rsid="0009a1ac" officeooo:paragraph-rsid="000a1ff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775a"/>
    </style:style>
    <style:style style:name="T3" style:family="text">
      <style:text-properties fo:language="uk" fo:country="UA"/>
    </style:style>
    <style:style style:name="T4" style:family="text">
      <style:text-properties fo:language="uk" fo:country="UA" officeooo:rsid="000a1ff5"/>
    </style:style>
    <style:style style:name="T5" style:family="text">
      <style:text-properties fo:language="en" fo:country="US" officeooo:rsid="000a1f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ocate gcc</text:span> - show all placec, where gcc files is reside<text:span text:style-name="T2">d</text:span></text:p>
      <text:p text:style-name="P3">apt-cache search</text:p>
      <text:p text:style-name="P2"><text:span text:style-name="T1">make clean </text:span>- cleaning after fail of compilation</text:p>
      <text:p text:style-name="P4">git clean -Xfd</text:p>
      <text:p text:style-name="P4"/>
      <text:p text:style-name="P6"><text:span text:style-name="T5">vi</text:span> core/Makefile.core</text:p>
      <text:p text:style-name="P5">git diff core/Makefile.core</text:p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4:33:47.238000000</meta:creation-date>
    <dc:date>2017-05-11T17:06:58.626000000</dc:date>
    <meta:editing-duration>P1DT52M48S</meta:editing-duration>
    <meta:editing-cycles>7</meta:editing-cycles>
    <meta:generator>LibreOffice/5.2.6.2$Windows_X86_64 LibreOffice_project/a3100ed2409ebf1c212f5048fbe377c281438fdc</meta:generator>
    <meta:document-statistic meta:table-count="0" meta:image-count="0" meta:object-count="0" meta:page-count="1" meta:paragraph-count="6" meta:word-count="29" meta:character-count="181" meta:non-whitespace-character-count="158"/>
  </office:meta>
</office:document-meta>
</file>